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98e95"/>
    </style:style>
    <style:style style:name="P2" style:family="paragraph" style:parent-style-name="Standard">
      <style:text-properties officeooo:rsid="00098e95" officeooo:paragraph-rsid="00098e95"/>
    </style:style>
    <style:style style:name="P3" style:family="paragraph" style:parent-style-name="Standard">
      <style:text-properties officeooo:rsid="00098e95" officeooo:paragraph-rsid="000a1f2a"/>
    </style:style>
    <style:style style:name="P4" style:family="paragraph" style:parent-style-name="Standard">
      <style:text-properties officeooo:rsid="000a1f2a" officeooo:paragraph-rsid="000a1f2a"/>
    </style:style>
    <style:style style:name="P5" style:family="paragraph" style:parent-style-name="Standard">
      <style:text-properties officeooo:paragraph-rsid="000aee07"/>
    </style:style>
    <style:style style:name="P6" style:family="paragraph" style:parent-style-name="Standard">
      <style:text-properties officeooo:rsid="000b3ce1" officeooo:paragraph-rsid="000b3ce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1f2a"/>
    </style:style>
    <style:style style:name="T3" style:family="text">
      <style:text-properties officeooo:rsid="000aee07"/>
    </style:style>
    <style:style style:name="T4" style:family="text">
      <style:text-properties style:text-position="sub 58%" officeooo:rsid="000aee07"/>
    </style:style>
    <style:style style:name="T5" style:family="text">
      <style:text-properties style:text-position="sub 58%" officeooo:rsid="000b3ce1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0b3c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4</text:span> (20 points) Answer the following: </text:p>
      <text:p text:style-name="P1"><text:span text:style-name="T1">a.</text:span> (5 points) What decimal number does the bit pattern 0×0C000000 represent if it is a two’s complement integer? An unsigned integer?</text:p>
      <text:p text:style-name="P2">Binary:0000 1100 0000 0000 0000 0000 0000 0000</text:p>
      <text:p text:style-name="P2">Two's Complement: you can tell that the number is positive so it is the same as unsigned integer</text:p>
      <text:p text:style-name="P2">both are 201,326,592</text:p>
      <text:p text:style-name="P1"><text:span text:style-name="T1"/></text:p>
      <text:p text:style-name="P1"><text:span text:style-name="T1"/></text:p>
      <text:p text:style-name="P1"><text:span text:style-name="T1">b.</text:span> (5 points) If the bit pattern 0×0C000000 is placed into the Instruction Register, what MIPS instruction will be executed?</text:p>
      <text:p text:style-name="P2">This would be a jump and link to the address 0</text:p>
      <text:p text:style-name="P1"/>
      <text:p text:style-name="P1"><text:span text:style-name="T1">c.</text:span> (10 points) What decimal number does the bit pattern 0×0C000000 represent if it is a floating point number? Use the IEEE 754 standard.</text:p>
      <text:p text:style-name="P2">Binary:0000 1100 0000 0000 0000 0000 0000 0000</text:p>
      <text:p text:style-name="P3">sign: 0 exponent:0b0001100<text:span text:style-name="T2">0</text:span>-127=-<text:span text:style-name="T2">103 fraction=1+</text:span>000 0000 0000 0000 0000 0000</text:p>
      <text:p text:style-name="P4">so Floating Point number = 1*2^-103 or (I used a calculator for this part) 9.860761e-32</text:p>
      <text:p text:style-name="P4"/>
      <text:p text:style-name="P4"/>
      <text:p text:style-name="P1"><text:span text:style-name="T1">Q5</text:span> (30 points) Answer the following </text:p>
      <text:p text:style-name="P1"><text:span text:style-name="T1">a.</text:span> (10 points) Write down the binary representation of the decimal number 63.25 assuming the IEEE 754 single precision format. </text:p>
      <text:p text:style-name="P5"><text:span text:style-name="T2">63.25=0b111111.01</text:span><text:span text:style-name="T4">2</text:span><text:span text:style-name="T3">=1.1111101</text:span><text:span text:style-name="T4">2</text:span><text:span text:style-name="T3">*2^5 exponent =5+127=10000100</text:span><text:span text:style-name="T5">2 </text:span><text:span text:style-name="T7"><text:s/></text:span></text:p>
      <text:p text:style-name="P6"><text:span text:style-name="T7">s</text:span><text:span text:style-name="T6">o single precision is 0-1000 0100-111 1101 0000 0000 0000 0000(dashes added for ease of grading)</text:span></text:p>
      <text:p text:style-name="P1"/>
      <text:p text:style-name="P1"><text:span text:style-name="T1">b.</text:span> (10 points) Write down the binary representation of the decimal number 63.25 assuming the IEEE 754 double precision format. </text:p>
      <text:p text:style-name="P6">Exponent=1023+5 fraction stays the same with more zeros after</text:p>
      <text:p text:style-name="P6">0-100 0000 0100-1111 1010 0000 0000 0000 0000 0000 0000 0000 0000 0000 0000 0000</text:p>
      <text:p text:style-name="P1"/>
      <text:p text:style-name="P1"><text:span text:style-name="T1">c.</text:span> (10 points) Write down the binary representation of the decimal number 63.25 assuming it was stored using the single precision IBM format (base 16, instead of base 2, with 7 bits of exponent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21:44:01.247370810</meta:creation-date>
    <dc:date>2015-02-25T22:41:07.607706320</dc:date>
    <meta:editing-duration>PT11M36S</meta:editing-duration>
    <meta:editing-cycles>1</meta:editing-cycles>
    <meta:document-statistic meta:table-count="0" meta:image-count="0" meta:object-count="0" meta:page-count="1" meta:paragraph-count="19" meta:word-count="267" meta:character-count="1632" meta:non-whitespace-character-count="1378"/>
    <meta:generator>LibreOffice/4.4.0.3$Linux_X86_64 LibreOffice_project/40m0$Build-3</meta:generator>
  </office:meta>
</office:document-meta>
</file>